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2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416666666667in" svg:y="0.0416666666666667in" svg:width="3.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7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7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7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.5" table:formula="of:=SUM([.H6:.AJ6])" table:style-name="ce17">
            <text:p>0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3" table:style-name="ce27"/>
          <table:table-cell office:value-type="float" office:value="0.5" table:style-name="ce27">
            <text:p>0,5</text:p>
          </table:table-cell>
          <table:table-cell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7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7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5" table:formula="of:=SUM([.H9:.AJ9])" table:style-name="ce17">
            <text:p>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number-rows-repeated="25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40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3" table:style-name="ce48">
            <text:p>3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0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2" table:style-name="ce50">
            <text:p>2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166666666667in" svg:y="0.0416666666666667in" svg:width="2.43333333333333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C3])" table:style-name="ce17">
            <text:p>0</text:p>
          </table:table-cell>
          <table:table-cell table:style-name="ce18"/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C4])" table:style-name="ce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C5])" table:style-name="ce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0" table:formula="of:=SUM([.H6:.AC6])" table:style-name="ce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C7])" table:style-name="ce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C8])" table:style-name="ce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0" table:formula="of:=SUM([.H9:.AC9])" table:style-name="ce17">
            <text:p>0</text:p>
          </table:table-cell>
          <table:table-cell table:style-name="ce6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number-rows-repeated="25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17">
            <text:p>0</text:p>
          </table:table-cell>
          <table:table-cell table:style-name="ce41"/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number-columns-repeated="3" table:style-name="ce43"/>
          <table:table-cell table:number-columns-repeated="2" table:style-name="ce67"/>
          <table:table-cell table:number-columns-repeated="8" table:style-name="ce43"/>
          <table:table-cell table:style-name="ce6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7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416666666667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style-name="ce17">
            <text:p>0</text:p>
          </table:table-cell>
          <table:table-cell table:style-name="ce78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number-rows-repeated="31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17">
            <text:p>0</text:p>
          </table:table-cell>
          <table:table-cell table:style-name="ce82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6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166666666667in" svg:y="0.0416666666666667in" svg:width="2.43333333333333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style-name="ce17">
            <text:p>0</text:p>
          </table:table-cell>
          <table:table-cell table:style-name="ce87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number-rows-repeated="31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17">
            <text:p>0</text:p>
          </table:table-cell>
          <table:table-cell table:style-name="ce89"/>
          <table:table-cell table:style-name="ce43"/>
          <table:table-cell table:number-columns-repeated="4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style-name="ce67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416666666667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style-name="ce17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number-rows-repeated="31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40">
            <text:p>0</text:p>
          </table:table-cell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3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166666666667in" svg:y="0.0416666666666667in" svg:width="2.43333333333333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style-name="ce17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style-name="ce20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number-rows-repeated="31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17">
            <text:p>0</text:p>
          </table:table-cell>
          <table:table-cell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style-name="ce43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5">
            <text:p>11</text:p>
          </table:table-cell>
          <table:table-cell office:value-type="float" office:value="12" table:style-name="ce95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166666666667in" svg:y="0.0416666666666667in" svg:width="2.43333333333333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style-name="ce17">
            <text:p>0</text:p>
          </table:table-cell>
          <table:table-cell table:number-columns-repeated="15" table:style-name="ce20"/>
          <table:table-cell table:number-columns-repeated="4" table:style-name="ce78"/>
          <table:table-cell table:number-columns-repeated="2" table:style-name="ce20"/>
          <table:table-cell table:number-columns-repeated="2" table:style-name="ce78"/>
          <table:table-cell table:number-columns-repeated="3" table:style-name="ce96"/>
          <table:table-cell table:number-columns-repeated="2" table:style-name="ce20"/>
          <table:table-cell table:number-columns-repeated="2" table:style-name="ce78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number-rows-repeated="31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40">
            <text:p>0</text:p>
          </table:table-cell>
          <table:table-cell table:number-columns-repeated="15" table:style-name="ce43"/>
          <table:table-cell table:number-columns-repeated="3" table:style-name="ce93"/>
          <table:table-cell table:style-name="ce82"/>
          <table:table-cell table:number-columns-repeated="2" table:style-name="ce43"/>
          <table:table-cell table:number-columns-repeated="2" table:style-name="ce93"/>
          <table:table-cell table:number-columns-repeated="3" table:style-name="ce98"/>
          <table:table-cell table:number-columns-repeated="2" table:style-name="ce43"/>
          <table:table-cell table:style-name="ce93"/>
          <table:table-cell table:style-name="ce82"/>
          <table:table-cell table:style-name="ce99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0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416666666667in" svg:y="0.0416666666666667in" svg:width="2.4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style-name="ce17">
            <text:p>0</text:p>
          </table:table-cell>
          <table:table-cell table:number-columns-repeated="2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4" table:style-name="ce102"/>
          <table:table-cell table:style-name="ce104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number-rows-repeated="31"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style-name="ce17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style-name="ce40">
            <text:p>0</text:p>
          </table:table-cell>
          <table:table-cell table:number-columns-repeated="2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5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HOJA_RECOPILACION_ESFUERZOS_GLOBAL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(esta hoja se auto-completa a partir de las pestañas mensuales)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7"/>
          <table:table-cell table:number-columns-repeated="2" table:style-name="ce107"/>
          <table:table-cell table:number-columns-repeated="8" table:style-name="ce106"/>
          <table:table-cell table:number-columns-repeated="1005" table:style-name="ce107"/>
          <table:table-cell table:number-columns-repeated="4" table:style-name="ce1"/>
          <table:table-cell table:number-columns-repeated="15360" table:style-name="ce107"/>
        </table:table-row>
        <table:table-row table:style-name="ro2">
          <table:table-cell table:number-columns-repeated="5"/>
          <table:table-cell office:value-type="string" table:style-name="ce108">
            <text:p>Descripción</text:p>
          </table:table-cell>
          <table:table-cell office:value-type="string" table:style-name="ce107">
            <text:p>total</text:p>
          </table:table-cell>
          <table:table-cell office:value-type="date" office:date-value="2016-02-01T00:00:00" table:style-name="ce109">
            <text:p>feb-16</text:p>
          </table:table-cell>
          <table:table-cell office:value-type="date" office:date-value="2016-03-01T00:00:00" table:style-name="ce109">
            <text:p>mar-16</text:p>
          </table:table-cell>
          <table:table-cell office:value-type="date" office:date-value="2016-04-01T00:00:00" table:style-name="ce109">
            <text:p>abr-16</text:p>
          </table:table-cell>
          <table:table-cell office:value-type="date" office:date-value="2016-05-01T00:00:00" table:style-name="ce109">
            <text:p>may-16</text:p>
          </table:table-cell>
          <table:table-cell office:value-type="date" office:date-value="2016-06-01T00:00:00" table:style-name="ce109">
            <text:p>jun-16</text:p>
          </table:table-cell>
          <table:table-cell office:value-type="date" office:date-value="2016-07-01T00:00:00" table:style-name="ce109">
            <text:p>jul-16</text:p>
          </table:table-cell>
          <table:table-cell office:value-type="date" office:date-value="2016-08-01T00:00:00" table:style-name="ce109">
            <text:p>ago-16</text:p>
          </table:table-cell>
          <table:table-cell office:value-type="date" office:date-value="2016-09-01T00:00:00" table:style-name="ce109">
            <text:p>sep-16</text:p>
          </table:table-cell>
          <table:table-cell table:number-columns-repeated="1005" table:style-name="ce107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0">
            <text:p>Esfuerzos generales</text:p>
          </table:table-cell>
          <table:table-cell office:value-type="float" office:value="3" table:style-name="ce111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56"/>
          <table:table-cell table:style-name="ce107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3">
            <text:p>Esfuerzos de formación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14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2-29T22:37:46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 draw:stroke-linejoin="round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 draw:stroke-linejoin="round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8346456693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49606299213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8425196851pt" svg:y="382.897874015748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